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50a2" officeooo:paragraph-rsid="000a50a2" style:font-weight-asian="bold" style:font-weight-complex="bold"/>
    </style:style>
    <style:style style:name="P2" style:family="paragraph" style:parent-style-name="Standard">
      <style:text-properties fo:font-weight="bold" officeooo:rsid="000ae8cd" officeooo:paragraph-rsid="000ae8cd" style:font-weight-asian="bold" style:font-weight-complex="bold"/>
    </style:style>
    <style:style style:name="P3" style:family="paragraph" style:parent-style-name="Standard">
      <style:text-properties officeooo:paragraph-rsid="000a50a2"/>
    </style:style>
    <style:style style:name="P4" style:family="paragraph" style:parent-style-name="Standard">
      <style:text-properties fo:font-weight="bold" officeooo:rsid="000e8295" officeooo:paragraph-rsid="000e8295" style:font-weight-asian="bold" style:font-weight-complex="bold"/>
    </style:style>
    <style:style style:name="P5" style:family="paragraph" style:parent-style-name="Standard">
      <style:text-properties fo:font-weight="bold" officeooo:rsid="000ef40b" officeooo:paragraph-rsid="000ef40b" style:font-weight-asian="bold" style:font-weight-complex="bold"/>
    </style:style>
    <style:style style:name="P6" style:family="paragraph" style:parent-style-name="Standard">
      <style:text-properties fo:font-weight="bold" officeooo:rsid="000fbe67" officeooo:paragraph-rsid="000fbe67" style:font-weight-asian="bold" style:font-weight-complex="bold"/>
    </style:style>
    <style:style style:name="T1" style:family="text">
      <style:text-properties fo:font-weight="bold" officeooo:rsid="000cd62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PLOTS</text:p>
      <text:p text:style-name="P3">In module one, we talked about principles, which underly good visualizations, </text:p>
      <text:p text:style-name="Standard">we pulled from work by Cairo and Tufty. </text:p>
      <text:p text:style-name="Standard">In Module 2, we opened up the Matplotlib Python Library. </text:p>
      <text:p text:style-name="Standard">Starting with the architecture and </text:p>
      <text:p text:style-name="Standard">working our way through some the most common kinds of plots. </text:p>
      <text:p text:style-name="Standard">Scatter plots, line graphs and bar charts.</text:p>
      <text:p text:style-name="Standard"><text:bookmark text:name="button-label-7"/>Play video starting at ::27 and follow transcript0:27</text:p>
      <text:p text:style-name="Standard">In this module, we're going to do a bit deeper and </text:p>
      <text:p text:style-name="Standard">talk about multiple plots with the same figure, interaction, animation and </text:p>
      <text:p text:style-name="Standard">a few more kinds of plots which you might find useful in your data science journey.</text:p>
      <text:p text:style-name="Standard"><text:bookmark text:name="button-label-10"/>Play video starting at ::39 and follow transcript0:39</text:p>
      <text:p text:style-name="Standard">Now, if you've been doing these assignments, </text:p>
      <text:p text:style-name="Standard">you've undoubtedly been visiting our course discussion forms, </text:p>
      <text:p text:style-name="Standard">going to stack overflow, and reading the map plot live API documentation. </text:p>
      <text:p text:style-name="Standard">I want to point you to the Matplotlib mailing list as well </text:p>
      <text:p text:style-name="Standard">is another great resource. </text:p>
      <text:p text:style-name="Standard">There would be resource posted below on how to browse that list. </text:p>
      <text:p text:style-name="Standard">It's pretty common with open source projects to have two mailing lists. </text:p>
      <text:p text:style-name="Standard">One for developers and the other for users. </text:p>
      <text:p text:style-name="Standard">The users place is where most of the question answering happens. </text:p>
      <text:p text:style-name="Standard">But I encourage to you look at the developer archives, too. </text:p>
      <text:p text:style-name="Standard">To get an idea as to what these kind of projects look like behind the scenes.</text:p>
      <text:p text:style-name="Standard"><text:bookmark text:name="button-label-21"/>Play video starting at :1:16 and follow transcript1:16</text:p>
      <text:p text:style-name="Standard">Let's start this module with a deeper look at subplots. </text:p>
      <text:p text:style-name="Standard">Thus far we have been using a signal axis object to plot a single graph or figure. </text:p>
      <text:p text:style-name="Standard">Sometimes it is useful to show two complex plot side by side for </text:p>
      <text:p text:style-name="Standard">the viewer to compare. </text:p>
      <text:p text:style-name="Standard">Matplotlib handles this with a single figure. </text:p>
      <text:p text:style-name="Standard">Let's first set our rendering backend to the NPA backend, </text:p>
      <text:p text:style-name="Standard">then import our pyplot module and NumPy, as we'll need then both.</text:p>
      <text:p text:style-name="Standard"><text:bookmark text:name="button-label-28"/>Play video starting at :1:43 and follow transcript1:43</text:p>
      <text:p text:style-name="Standard">If we look at the subplot documentation, </text:p>
      <text:p text:style-name="Standard">we see that the first argument is the number of rows, </text:p>
      <text:p text:style-name="Standard">the second the number of columns, and the third is the plot number.</text:p>
      <text:p text:style-name="Standard"><text:bookmark text:name="button-label-312"/>Play video starting at :1:53 and follow transcript1:53</text:p>
      <text:p text:style-name="Standard">In matplotlib, a conceptual grid is overlayed on the figure. </text:p>
      <text:p text:style-name="Standard">And a subplot command allows you to create axis to different portions of this grid.</text:p>
      <text:p text:style-name="Standard"><text:bookmark text:name="button-label-332"/>Play video starting at :2:3 and follow transcript2:03</text:p>
      <text:p text:style-name="Standard">For instance, if we want to to create two plots side by side, </text:p>
      <text:p text:style-name="Standard">we would call subplot with the parameters 1, 2, and 1. </text:p>
      <text:p text:style-name="Standard">This would allow us to use 1 row, with 2 columns, and </text:p>
      <text:p text:style-name="Standard">set the first axis to be the current axis.</text:p>
      <text:p text:style-name="Standard"><text:bookmark text:name="button-label-37"/>Play video starting at :2:16 and follow transcript2:16</text:p>
      <text:p text:style-name="Standard">This. Let's do this now.</text:p>
      <text:p text:style-name="Standard"><text:bookmark text:name="button-label-38"/>Play video starting at :2:18 and follow transcript2:18</text:p>
      <text:p text:style-name="Standard">We'll create a new figure and then a new subplot with one row and two columns. </text:p>
      <text:p text:style-name="Standard">And we'll ask for the left hand side axis.</text:p>
      <text:p text:style-name="Standard"><text:bookmark text:name="button-label-40"/>Play video starting at :2:26 and follow transcript2:26</text:p>
      <text:p text:style-name="Standard">The greatest number alternatively from left to right and top to bottom. </text:p>
      <text:p text:style-name="Standard">So subsequent calls to plot would create the left hand side plot.</text:p>
      <text:p text:style-name="Standard"><text:bookmark text:name="button-label-42"/>Play video starting at :2:34 and follow transcript2:34</text:p>
      <text:p text:style-name="Standard"><text:soft-page-break/>Okay, great we've got a skinny plot on the left hand side.</text:p>
      <text:p text:style-name="Standard"><text:bookmark text:name="button-label-43"/>Play video starting at :2:39 and follow transcript2:39</text:p>
      <text:p text:style-name="Standard">We can then call subplot again with the last parameter as a two to plot new data </text:p>
      <text:p text:style-name="Standard">to a plot on the right hand side.</text:p>
      <text:p text:style-name="Standard"><text:bookmark text:name="button-label-45"/>Play video starting at :2:57 and follow transcript2:57</text:p>
      <text:p text:style-name="Standard">And that's nice. </text:p>
      <text:p text:style-name="Standard">Now we have two plots, each with their own axis objects.</text:p>
      <text:p text:style-name="Standard"><text:bookmark text:name="button-label-47"/>Play video starting at :3:2 and follow transcript3:02</text:p>
      <text:p text:style-name="Standard">Now the norm with matplotlib is that you store the axis </text:p>
      <text:p text:style-name="Standard">object that you get back from the subplot. </text:p>
      <text:p text:style-name="Standard">But you can call subplot again. </text:p>
      <text:p text:style-name="Standard">At any time with the parameters that interest you </text:p>
      <text:p text:style-name="Standard">in order to get back a given axis.</text:p>
      <text:p text:style-name="Standard"><text:bookmark text:name="button-label-52"/>Play video starting at :3:15 and follow transcript3:15</text:p>
      <text:p text:style-name="Standard">Here, let's put exponential on the linear graph 2</text:p>
      <text:p text:style-name="Standard"><text:bookmark text:name="button-label-532"/>Play video starting at :3:30 and follow transcript3:30</text:p>
      <text:p text:style-name="Standard">This demonstrates a common problem, </text:p>
      <text:p text:style-name="Standard">it looked like linear had roughly the same area under the line on the chart until we </text:p>
      <text:p text:style-name="Standard">asked matplotlib to put them into one graph. </text:p>
      <text:p text:style-name="Standard">Then the y axis was refreshed.</text:p>
      <text:p text:style-name="Standard"><text:bookmark text:name="button-label-57"/>Play video starting at :3:43 and follow transcript3:43</text:p>
      <text:p text:style-name="Standard">There would be a big problem with misleading the reader if we didn't find </text:p>
      <text:p text:style-name="Standard">a way to lock axis between two plots. </text:p>
      <text:p text:style-name="Standard">When you create a new subplot you are able to share the x, y, or </text:p>
      <text:p text:style-name="Standard">both axis using the share x and share y parameters.</text:p>
      <text:p text:style-name="Standard"><text:bookmark text:name="button-label-61"/>Play video starting at :3:59 and follow transcript3:59</text:p>
      <text:p text:style-name="Standard">Here's how we could clean this up, we create a new figure. </text:p>
      <text:p text:style-name="Standard">Then created a subplot on the left-hand side store it in AX1.</text:p>
      <text:p text:style-name="Standard"><text:bookmark text:name="button-label-63"/>Play video starting at :4:7 and follow transcript4:07</text:p>
      <text:p text:style-name="Standard">After plotting that data we create the axis on the right-hand side, </text:p>
      <text:p text:style-name="Standard">and we indicate explicitly we want to share the y-axis. </text:p>
      <text:p text:style-name="Standard">Now we don't have to store the subplot to a variable like we did with AX1. </text:p>
      <text:p text:style-name="Standard">Remember that when you use the scripting interface, high plot is going to get </text:p>
      <text:p text:style-name="Standard">the current axis object with GCA or get current axis underneath. </text:p>
      <text:p text:style-name="Standard">So a call to pipeplot.plot will transparently work with </text:p>
      <text:p text:style-name="Standard">the last axis objects that we're using.</text:p>
      <text:p text:style-name="Standard"><text:bookmark text:name="button-label-70"/>Play video starting at :4:35 and follow transcript4:35</text:p>
      <text:p text:style-name="Standard">There we go. </text:p>
      <text:p text:style-name="Standard">Two plots side by side and we've locked the y axis.</text:p>
      <text:p text:style-name="Standard"><text:bookmark text:name="button-label-72"/>Play video starting at :4:40 and follow transcript4:40</text:p>
      <text:p text:style-name="Standard">Now, those of you who have been playing close attention will note that I used </text:p>
      <text:p text:style-name="Standard">the add subplot function in the last module. </text:p>
      <text:p text:style-name="Standard">But I didn't pass in three parameters, just one. </text:p>
      <text:p text:style-name="Standard">The maplotlib developers allow you to specify the row, columns, and number </text:p>
      <text:p text:style-name="Standard">of the plot that you want with either three parameters or a single parameter. </text:p>
      <text:p text:style-name="Standard">Where the hundreds values the first argument, the tens the second argument, </text:p>
      <text:p text:style-name="Standard">and the ones the third argument.</text:p>
      <text:p text:style-name="Standard"><text:bookmark text:name="button-label-79"/>Play video starting at :5:6 and follow transcript5:06</text:p>
      <text:p text:style-name="Standard">So we will call subplot with three parameters, one, two, and one. </text:p>
      <text:p text:style-name="Standard">And the axis that return should be equal to 1, </text:p>
      <text:p text:style-name="Standard">which is created with the 1 parameter, 121. </text:p>
      <text:p text:style-name="Standard">I'm frankly not a big fan of this second syntax. </text:p>
      <text:p text:style-name="Standard"><text:soft-page-break/>It feels pretty hacky and it really only saves typing two commas and yet </text:p>
      <text:p text:style-name="Standard">limits us to single digit radius.</text:p>
      <text:p text:style-name="Standard"><text:bookmark text:name="button-label-85"/>Play video starting at :5:29 and follow transcript5:29</text:p>
      <text:p text:style-name="Standard">Now computer science folks might feel a little twitch inside </text:p>
      <text:p text:style-name="Standard">like something's wrong with this notation. </text:p>
      <text:p text:style-name="Standard">And I'll say that it certainly bugged me the first few times I saw it.</text:p>
      <text:p text:style-name="Standard"><text:bookmark text:name="button-label-88"/>Play video starting at :5:39 and follow transcript5:39</text:p>
      <text:p text:style-name="Standard">An important fact to remember is that the plot location in the matrix of items </text:p>
      <text:p text:style-name="Standard">is index starting at one and </text:p>
      <text:p text:style-name="Standard">not at zero, as would be the convention if you were using something like NumPy. </text:p>
      <text:p text:style-name="Standard">So if you're iterating through a matrix or list, create subplots. </text:p>
      <text:p text:style-name="Standard">Remember to start at position plus one. </text:p>
      <text:p text:style-name="Standard">Now, there's a nice function called subplots, note the plural, </text:p>
      <text:p text:style-name="Standard">which allows you to get many axis objects at once, and I think this is great.</text:p>
      <text:p text:style-name="Standard"><text:bookmark text:name="button-label-95"/>Play video starting at :6:6 and follow transcript6:06</text:p>
      <text:p text:style-name="Standard">So, if we wanted to get a three by three grid with all of the axis x and </text:p>
      <text:p text:style-name="Standard">y ranges locked, we can do so like this.</text:p>
      <text:p text:style-name="Standard"><text:bookmark text:name="button-label-97"/>Play video starting at :6:14 and follow transcript6:14</text:p>
      <text:p text:style-name="Standard">The syntax looks a little goofy maybe since we're unpacking </text:p>
      <text:p text:style-name="Standard">the results of the subplots function directly. </text:p>
      <text:p text:style-name="Standard">Wherein it's an effective way to build a grid where everything shares an axis.</text:p>
      <text:p text:style-name="Standard"><text:bookmark text:name="button-label-100"/>Play video starting at :6:25 and follow transcript6:25</text:p>
      <text:p text:style-name="Standard">And of course, you could just return the tuple of plots and </text:p>
      <text:p text:style-name="Standard">iterate it over if you wanted to.</text:p>
      <text:p text:style-name="Standard"><text:bookmark text:name="button-label-102"/>Play video starting at :6:30 and follow transcript6:30</text:p>
      <text:p text:style-name="Standard">The results however look really nice. </text:p>
      <text:p text:style-name="Standard">Note that this method turns off the y and x labels except for </text:p>
      <text:p text:style-name="Standard">those plots which are on the left hand side or the bottom of the figure.</text:p>
      <text:p text:style-name="Standard"><text:bookmark text:name="button-label-1052"/>Play video starting at :6:40 and follow transcript6:40</text:p>
      <text:p text:style-name="Standard">If you want to turn the labels back on, </text:p>
      <text:p text:style-name="Standard">you need to iterate through the axis objects and do it yourself.</text:p>
      <text:p text:style-name="Standard"><text:bookmark text:name="button-label-107"/>Play video starting at :6:46 and follow transcript6:46</text:p>
      <text:p text:style-name="Standard">You could do this directly through the axis objects you have or </text:p>
      <text:p text:style-name="Standard">iterate through all the axis objects in the figure and change the x and </text:p>
      <text:p text:style-name="Standard">y tick labels to be visible.</text:p>
      <text:p text:style-name="Standard"><text:bookmark text:name="button-label-110"/>Play video starting at :6:57 and follow transcript6:57</text:p>
      <text:p text:style-name="Standard">Unfortunately, on the notebook backend on my installation, </text:p>
      <text:p text:style-name="Standard">this doesn't redraw the figure. </text:p>
      <text:p text:style-name="Standard">But you can force the figure to redraw by calling the canvas draw function. </text:p>
      <text:p text:style-name="Standard">Remember you can get the current figure at any time using pyplots gcf or </text:p>
      <text:p text:style-name="Standard">get current figure or function.</text:p>
      <text:p text:style-name="Standard"><text:bookmark text:name="button-label-115"/>Play video starting at :7:17 and follow transcript7:17</text:p>
      <text:p text:style-name="Standard">Okay, so those are the basics of subplots and matplotlib. </text:p>
      <text:p text:style-name="Standard">You can see that you can leverage everything you learned to the last </text:p>
      <text:p text:style-name="Standard">module with this new knowledge to create figures which have rich subplots.</text:p>
      <text:p text:style-name="Standard"><text:bookmark text:name="button-label-118"/>Play video starting at :7:29 and follow transcript7:29</text:p>
      <text:p text:style-name="Standard">In the next module, I want to exploit this while introducing you to pretty </text:p>
      <text:p text:style-name="Standard">fundamental data science chart, the histogram.</text:p>
      <text:p text:style-name="P3"/>
      <text:p text:style-name="P1"/>
      <text:p text:style-name="P1"/>
      <text:p text:style-name="P1">HISTOGRAMS</text:p>
      <text:p text:style-name="Standard"><text:soft-page-break/>A histogram is a bar chart which shows the frequency of a given phenomena.</text:p>
      <text:p text:style-name="Standard"><text:bookmark text:name="button-label-2"/>Play video starting at ::14 and follow transcript0:14</text:p>
      <text:p text:style-name="Standard">A great example are probability distributions. </text:p>
      <text:p text:style-name="Standard">For instance, in the first course in this specialization, </text:p>
      <text:p text:style-name="Standard">we touched on the difference between the random, uniform, normal, and </text:p>
      <text:p text:style-name="Standard">chi squared distributions.</text:p>
      <text:p text:style-name="Standard"><text:bookmark text:name="button-label-6"/>Play video starting at ::26 and follow transcript0:26</text:p>
      <text:p text:style-name="Standard">Probability function can be visualized as a curve, where the y-axis holds </text:p>
      <text:p text:style-name="Standard">the probability a given value would occur, and the x-axis is the value itself. </text:p>
      <text:p text:style-name="Standard">This is called a probability density function. </text:p>
      <text:p text:style-name="Standard">The y-axis values are limited to between zero and one, where zero means there's no </text:p>
      <text:p text:style-name="Standard">chance of a given value occurring and one means that the value will always occur.</text:p>
      <text:p text:style-name="Standard"><text:bookmark text:name="button-label-11"/>Play video starting at ::49 and follow transcript0:49</text:p>
      <text:p text:style-name="Standard">The x-axis values are labeled in terms of the distribution function. </text:p>
      <text:p text:style-name="Standard">In the case of the normal distribution, </text:p>
      <text:p text:style-name="Standard">this is usually in terms of standard deviations.</text:p>
      <text:p text:style-name="Standard"><text:bookmark text:name="button-label-14"/>Play video starting at :1: and follow transcript1:00</text:p>
      <text:p text:style-name="Standard">So a histogram is just a bar chart where the x-axis is a given observation and </text:p>
      <text:p text:style-name="Standard">the y-axis is the frequency with which that observation occurs. </text:p>
      <text:p text:style-name="Standard">So we should be able to plot a given probability distribution </text:p>
      <text:p text:style-name="Standard">by sampling from it.</text:p>
      <text:p text:style-name="Standard"><text:bookmark text:name="button-label-18"/>Play video starting at :1:15 and follow transcript1:15</text:p>
      <text:p text:style-name="Standard">Now, recall that sampling means that we just pick a number out of </text:p>
      <text:p text:style-name="Standard">the distribution, like rolling a die or pulling a single card out of a deck. </text:p>
      <text:p text:style-name="Standard">As we do this over and over again, </text:p>
      <text:p text:style-name="Standard">we get a more accurate description of the distribution.</text:p>
      <text:p text:style-name="Standard"><text:bookmark text:name="button-label-22"/>Play video starting at :1:30 and follow transcript1:30</text:p>
      <text:p text:style-name="Standard">Let's pull some samples from the normal distribution and </text:p>
      <text:p text:style-name="Standard">plot four different histograms as subplots. </text:p>
      <text:p text:style-name="Standard">First I'll create our 2 x 2 grade of axis objects. </text:p>
      <text:p text:style-name="Standard">In this case, we don't want to share the y-axis between the plots </text:p>
      <text:p text:style-name="Standard">since we're intentionally looking at a number of different sizes of samples.</text:p>
      <text:p text:style-name="Standard"><text:bookmark text:name="button-label-27"/>Play video starting at :1:47 and follow transcript1:47</text:p>
      <text:p text:style-name="Standard">We're mostly interested in how uniform the distribution looks. </text:p>
      <text:p text:style-name="Standard">Then we can iterate through a list of four different values, 10, 100, </text:p>
      <text:p text:style-name="Standard">1,000 and 10,000. </text:p>
      <text:p text:style-name="Standard">And we'll pull samples from the NumPy.</text:p>
      <text:p text:style-name="Standard"><text:bookmark text:name="button-label-31"/>Play video starting at :2:1 and follow transcript2:01</text:p>
      <text:p text:style-name="Standard">Remember that the normal function of random just creates a list of numbers </text:p>
      <text:p text:style-name="Standard">based on the underlying normal distribution.</text:p>
      <text:p text:style-name="Standard"><text:bookmark text:name="button-label-33"/>Play video starting at :2:9 and follow transcript2:09</text:p>
      <text:p text:style-name="Standard">We can then plot these to a given axis object using the hist function. </text:p>
      <text:p text:style-name="Standard">And set the title as appropriate.</text:p>
      <text:p text:style-name="Standard"><text:bookmark text:name="button-label-35"/>Play video starting at :2:16 and follow transcript2:16</text:p>
      <text:p text:style-name="Standard">Well, there we go. </text:p>
      <text:p text:style-name="Standard">The first plot only has ten samples, so it looks pretty jagged. </text:p>
      <text:p text:style-name="Standard">And in my version here I don't think anyone would say this is obviously </text:p>
      <text:p text:style-name="Standard">a normal distribution.</text:p>
      <text:p text:style-name="Standard"><text:bookmark text:name="button-label-39"/>Play video starting at :2:26 and follow transcript2:26</text:p>
      <text:p text:style-name="Standard">When we jump to 100 samples, it gets better, but still quite jagged. </text:p>
      <text:p text:style-name="Standard">Then it seems to smooth out a bit on the plots for 1,000 and 10,000 samples.</text:p>
      <text:p text:style-name="Standard"><text:bookmark text:name="button-label-41"/>Play video starting at :2:36 and follow transcript2:36</text:p>
      <text:p text:style-name="Standard"><text:soft-page-break/>But if we look closely, we can see that the bar of the 10,000 plots </text:p>
      <text:p text:style-name="Standard">are actually wider than those of the 10 or the 100 plot. </text:p>
      <text:p text:style-name="Standard">What's going on here?</text:p>
      <text:p text:style-name="Standard"><text:bookmark text:name="button-label-44"/>Play video starting at :2:46 and follow transcript2:46</text:p>
      <text:p text:style-name="Standard">By default, the histogram in Matplotlib uses ten bins, that is ten different bars. </text:p>
      <text:p text:style-name="Standard">Here we created a shared x-axis, and as we sample more from the distribution, </text:p>
      <text:p text:style-name="Standard">we're more likely to get outlier values further from our mean. </text:p>
      <text:p text:style-name="Standard">Thus, ten bins for n=10 is at best capturing ten unique values, </text:p>
      <text:p text:style-name="Standard">while for n=10,000, many values have to be combined into a single bin. </text:p>
      <text:p text:style-name="Standard">Let's do the same function with the bin set to 100</text:p>
      <text:p text:style-name="Standard"><text:bookmark text:name="button-label-50"/>Play video starting at :3:58 and follow transcript3:58</text:p>
      <text:p text:style-name="Standard">Now we see that the 10,000 sampled plot looks much smoother than all of </text:p>
      <text:p text:style-name="Standard">the others. </text:p>
      <text:p text:style-name="Standard">And the 10 sample plot shows that each sample is basically in its own bin.</text:p>
      <text:p text:style-name="Standard"><text:bookmark text:name="button-label-53"/>Play video starting at :4:9 and follow transcript4:09</text:p>
      <text:p text:style-name="Standard">So I think this brings up an important question of how many bins you should </text:p>
      <text:p text:style-name="Standard">plot when using a histogram. </text:p>
      <text:p text:style-name="Standard">I'm afraid that the answer isn't really clear. </text:p>
      <text:p text:style-name="Standard">Both of these plots are true, one is a visual of the data </text:p>
      <text:p text:style-name="Standard">at a coarse granularity, and one at a more fine grain granularity. </text:p>
      <text:p text:style-name="Standard">When we look at the finest granularity in our data, plotting with 10,000 bins </text:p>
      <text:p text:style-name="Standard">then the histograms became basically useless for decision making. </text:p>
      <text:p text:style-name="Standard">Since they aren't showing trends between samples as much as they're just showing </text:p>
      <text:p text:style-name="Standard">the sample size themselves. </text:p>
      <text:p text:style-name="Standard">This is similar to using aggregate statistics </text:p>
      <text:p text:style-name="Standard">like the mean in standard deviation to describe a sample of a population. </text:p>
      <text:p text:style-name="Standard">These values are coarse and </text:p>
      <text:p text:style-name="Standard">whether they are appropriate depends highly on your questions and interests.</text:p>
      <text:p text:style-name="Standard"><text:bookmark text:name="button-label-66"/>Play video starting at :4:55 and follow transcript4:55</text:p>
      <text:p text:style-name="Standard">I've linked here to an optional reading which considers the issue </text:p>
      <text:p text:style-name="Standard">of how many bins are appropriate from a couple of different statistical stances. </text:p>
      <text:p text:style-name="Standard">But keep in mind this understanding that there's just no right or wrong, </text:p>
      <text:p text:style-name="Standard">just useful and useless for a given need. </text:p>
      <text:p text:style-name="Standard">I want to use our newfound knowledge of histograms and </text:p>
      <text:p text:style-name="Standard">subplots to introduce you to a more flexible GridSpec layout for subplots. </text:p>
      <text:p text:style-name="Standard">The GridSpec allows you to map axes over multiple cells in a grid.</text:p>
      <text:p text:style-name="Standard"><text:bookmark text:name="button-label-73"/>Play video starting at :5:24 and follow transcript5:24</text:p>
      <text:p text:style-name="Standard">For instance, let's create a scatter plot where the y values come from </text:p>
      <text:p text:style-name="Standard">the normal distribution, and the x values come from a random distribution. </text:p>
      <text:p text:style-name="Standard">It's not totally clear from looking at this plot what the actual distributions </text:p>
      <text:p text:style-name="Standard">are for each axis, but we could add two smaller plots, </text:p>
      <text:p text:style-name="Standard">each histograms, to make this a bit more clear.</text:p>
      <text:p text:style-name="Standard"><text:bookmark text:name="button-label-78"/>Play video starting at :5:50 and follow transcript5:50</text:p>
      <text:p text:style-name="Standard">I'm going to define a 3x3 grid, nine cells in total. </text:p>
      <text:p text:style-name="Standard">I want the first histogram to take up the top right space, and the second histogram </text:p>
      <text:p text:style-name="Standard">to take up the far left bottom two spaces, rotated on its side.</text:p>
      <text:p text:style-name="Standard"><text:bookmark text:name="button-label-81"/>Play video starting at :6:3 and follow transcript6:03</text:p>
      <text:p text:style-name="Standard">The original scatter plot can take up a two by two square in the bottom right.</text:p>
      <text:p text:style-name="Standard"><text:bookmark text:name="button-label-82"/>Play video starting at :6:8 and follow transcript6:08</text:p>
      <text:p text:style-name="Standard">To use the GridSpec, </text:p>
      <text:p text:style-name="Standard">we first import it, then create a new GridSpec, the overall shape that we want.</text:p>
      <text:p text:style-name="Standard"><text:bookmark text:name="button-label-84"/>Play video starting at :6:14 and follow transcript6:14</text:p>
      <text:p text:style-name="Standard"><text:soft-page-break/>When we add new items with the subplot, </text:p>
      <text:p text:style-name="Standard">instead of specifying the three numbers of row, column and </text:p>
      <text:p text:style-name="Standard">position, we pass in the elements of the GridSpec object which we wish to cover. </text:p>
      <text:p text:style-name="Standard">And very important here. </text:p>
      <text:p text:style-name="Standard">Because we are using the elements of a list, all of the indexing starts at zero, </text:p>
      <text:p text:style-name="Standard">and is very reasonable to use slicing for the beginning or ends of lists.</text:p>
      <text:p text:style-name="Standard"><text:bookmark text:name="button-label-90"/>Play video starting at :6:39 and follow transcript6:39</text:p>
      <text:p text:style-name="Standard">The GridSpec is indexed as rows and columns using the indexing operator, or </text:p>
      <text:p text:style-name="Standard">square brackets. </text:p>
      <text:p text:style-name="Standard">So we'll create the first subplot and histogram in row 0, </text:p>
      <text:p text:style-name="Standard">covering off the first element, the middle position, and going to the end of the row.</text:p>
      <text:p text:style-name="Standard"><text:bookmark text:name="button-label-94"/>Play video starting at :6:54 and follow transcript6:54</text:p>
      <text:p text:style-name="Standard">We'll create the side_histogram starting in row 1, and </text:p>
      <text:p text:style-name="Standard">continuing to the end of row elements, but limited to the 0 column.</text:p>
      <text:p text:style-name="Standard"><text:bookmark text:name="button-label-96"/>Play video starting at :7:2 and follow transcript7:02</text:p>
      <text:p text:style-name="Standard">Finally we'll create the scatter plot in the lower_right. </text:p>
      <text:p text:style-name="Standard">When we execute this, we see our basic set of plots, great.</text:p>
      <text:p text:style-name="Standard"><text:bookmark text:name="button-label-98"/>Play video starting at :7:10 and follow transcript7:10</text:p>
      <text:p text:style-name="Standard">Now, let's fill this with some data. </text:p>
      <text:p text:style-name="Standard">First the scatter plot, then the top histogram, which is for the x values, </text:p>
      <text:p text:style-name="Standard">then the side histogram for the y values.</text:p>
      <text:p text:style-name="Standard"><text:bookmark text:name="button-label-101"/>Play video starting at :7:30 and follow transcript7:30</text:p>
      <text:p text:style-name="Standard">And we want the side histogram to be lined up, so </text:p>
      <text:p text:style-name="Standard">let's rotate the layout by setting the orientation. </text:p>
      <text:p text:style-name="Standard">There are actually a few ways of doing this, but since it's so common, </text:p>
      <text:p text:style-name="Standard">Matplotlib has an orientation parameter which we can set to horizontal.</text:p>
      <text:p text:style-name="Standard"><text:bookmark text:name="button-label-105"/>Play video starting at :7:45 and follow transcript7:45</text:p>
      <text:p text:style-name="Standard">Okay, this is close. </text:p>
      <text:p text:style-name="Standard">We don't really care about the value of the y-axes for the top histogram or </text:p>
      <text:p text:style-name="Standard">the value of the x-axes for the bottom histogram. </text:p>
      <text:p text:style-name="Standard">Since these are probability density histograms, </text:p>
      <text:p text:style-name="Standard">we care only about the relative values. </text:p>
      <text:p text:style-name="Standard">One handy function of an axes object is that you can clear it. </text:p>
      <text:p text:style-name="Standard">So we don't have to create a new figure and </text:p>
      <text:p text:style-name="Standard">do all the GridSpec work all over again.</text:p>
      <text:p text:style-name="Standard"><text:bookmark text:name="button-label-113"/>Play video starting at :8:9 and follow transcript8:09</text:p>
      <text:p text:style-name="Standard">So let's just call the clear function on the two histograms. </text:p>
      <text:p text:style-name="Standard">Then we can call the hist function with the normed=True argument. </text:p>
      <text:p text:style-name="Standard">Which tells Matplotlib to scale the frequency data in the histogram </text:p>
      <text:p text:style-name="Standard">between 0 and 1. </text:p>
      <text:p text:style-name="Standard">Also we can flip the axes of the left-hand side histogram </text:p>
      <text:p text:style-name="Standard">using the invert_xaxis function.</text:p>
      <text:p text:style-name="Standard"><text:bookmark text:name="button-label-119"/>Play video starting at :8:28 and follow transcript8:28</text:p>
      <text:p text:style-name="Standard">This gives us a rough solution. </text:p>
      <text:p text:style-name="Standard">We can see that the axes values are not aligned. </text:p>
      <text:p text:style-name="Standard">Unfortunately, Matplotlib requires that you share axes when creating plots, and </text:p>
      <text:p text:style-name="Standard">we can't do that post hoc sharing.</text:p>
      <text:p text:style-name="Standard"><text:bookmark text:name="button-label-123"/>Play video starting at :8:39 and follow transcript8:39</text:p>
      <text:p text:style-name="Standard">We can however, set the range of the axis to clear things up a little bit more. </text:p>
      <text:p text:style-name="Standard">And we do this using the axes set_xlim and set_ylim values. </text:p>
      <text:p text:style-name="Standard">I'll just hard code some of these in here to demonstrate.</text:p>
      <text:p text:style-name="Standard"><text:bookmark text:name="button-label-126"/>Play video starting at :8:53 and follow transcript8:53</text:p>
      <text:p text:style-name="Standard"><text:soft-page-break/>And there we go. </text:p>
      <text:p text:style-name="Standard">We can see that our top histogram is random, pretty uniform, and </text:p>
      <text:p text:style-name="Standard">that the histogram for the y values indeed looks like the normal distribution.</text:p>
      <text:p text:style-name="Standard"><text:bookmark text:name="button-label-129"/>Play video starting at :9:3 and follow transcript9:03</text:p>
      <text:p text:style-name="Standard">In fact, this image looks sort of crudely like the image we looked at in the first </text:p>
      <text:p text:style-name="Standard">module of this course, from the MIT and Harvard study on MOOC engagement. </text:p>
      <text:p text:style-name="Standard">And it should be pretty clear to you now how we might adjust various </text:p>
      <text:p text:style-name="Standard">aspects of this plot so </text:p>
      <text:p text:style-name="Standard">that if we wanted to look even more like that engagement image, we could.</text:p>
      <text:p text:style-name="Standard"><text:bookmark text:name="button-label-134"/>Play video starting at :9:22 and follow transcript9:22</text:p>
      <text:p text:style-name="Standard">In the next lecture, </text:p>
      <text:p text:style-name="Standard">we're going to take a look at another kind of plot, the box plot.</text:p>
      <text:p text:style-name="Standard"/>
      <text:p text:style-name="Standard"><text:span text:style-name="T1">A BOX PLOT</text:span>. </text:p>
      <text:p text:style-name="Standard">Sometimes called a box-and-whisker plot is a method of showing </text:p>
      <text:p text:style-name="Standard">aggregate statistics of various samples in a concise matter.</text:p>
      <text:p text:style-name="Standard"><text:bookmark text:name="button-label-4"/>Play video starting at ::17 and follow transcript0:17</text:p>
      <text:p text:style-name="Standard">The box plot simultaneously shows, for each sample, the median of each value, </text:p>
      <text:p text:style-name="Standard">the minimum and maximum of the samples, and the interquartile range.</text:p>
      <text:p text:style-name="Standard"><text:bookmark text:name="button-label-62"/>Play video starting at ::28 and follow transcript0:28</text:p>
      <text:p text:style-name="Standard">Let's create three different samplings from NumPy. </text:p>
      <text:p text:style-name="Standard">One for the normal distribution. </text:p>
      <text:p text:style-name="Standard">One for random. </text:p>
      <text:p text:style-name="Standard">And one from a gamma distribution.</text:p>
      <text:p text:style-name="Standard"><text:bookmark text:name="button-label-103"/>Play video starting at ::54 and follow transcript0:54</text:p>
      <text:p text:style-name="Standard">Next, let's put those in a pandas DataFrame. </text:p>
      <text:p text:style-name="Standard">After all, much of the data we would actually process would come from pandas or </text:p>
      <text:p text:style-name="Standard">another data manipulation toolkit and not from NumPy distribution functions.</text:p>
      <text:p text:style-name="Standard"><text:bookmark text:name="button-label-13"/>Play video starting at :1:11 and follow transcript1:11</text:p>
      <text:p text:style-name="Standard">Now we can use the pandas described function to see some summary statistics </text:p>
      <text:p text:style-name="Standard">about our data frame. </text:p>
      <text:p text:style-name="Standard">Each row has 10,000 entries. </text:p>
      <text:p text:style-name="Standard">The mean values and standard deviation vary heavily.</text:p>
      <text:p text:style-name="Standard"><text:bookmark text:name="button-label-17"/>Play video starting at :1:24 and follow transcript1:24</text:p>
      <text:p text:style-name="Standard">The minimal and </text:p>
      <text:p text:style-name="Standard">maximum values are showing, and there's three different percentage values.</text:p>
      <text:p text:style-name="Standard"><text:bookmark text:name="button-label-19"/>Play video starting at :1:29 and follow transcript1:29</text:p>
      <text:p text:style-name="Standard">These percentage values make up what's called the interquartile range. </text:p>
      <text:p text:style-name="Standard">There are four different quarters of the data. </text:p>
      <text:p text:style-name="Standard">The first is between the minimal value and the first 25% of the data. </text:p>
      <text:p text:style-name="Standard">And this value of 25% is called the first quartile. </text:p>
      <text:p text:style-name="Standard">The second quarter of data is between the 25% mark and the 50% of the data. </text:p>
      <text:p text:style-name="Standard">The third between 50 and 75% of the data. </text:p>
      <text:p text:style-name="Standard">And 75% mark is called the third quartile. </text:p>
      <text:p text:style-name="Standard">And the final piece of data is between the 75% and the maximum of the data.</text:p>
      <text:p text:style-name="Standard"><text:bookmark text:name="button-label-271"/>Play video starting at :2: and follow transcript2:00</text:p>
      <text:p text:style-name="Standard">Like standard deviation, the interquartile range is a measure of variability of data. </text:p>
      <text:p text:style-name="Standard">And it's common to plot this using a box plot. </text:p>
      <text:p text:style-name="Standard">In a box plot, the mean, or the median, of the data is plotted as a straight line. </text:p>
      <text:p text:style-name="Standard">Two boxes are formed, one above, which represents the 50% to 75% data group, </text:p>
      <text:p text:style-name="Standard">and one below, which represents the 25% to 50% data group. </text:p>
      <text:p text:style-name="Standard">Thin lines which are capped are then drawn out to the minimum and maximum values.</text:p>
      <text:p text:style-name="Standard"><text:bookmark text:name="button-label-331"/><text:soft-page-break/>Play video starting at :2:29 and follow transcript2:29</text:p>
      <text:p text:style-name="Standard">Here's an example. </text:p>
      <text:p text:style-name="Standard">We'll create a new figure. </text:p>
      <text:p text:style-name="Standard">Then we call plt.boxplot, and we pass in the column that we want to visualize.</text:p>
      <text:p text:style-name="Standard"><text:bookmark text:name="button-label-36"/>Play video starting at :2:37 and follow transcript2:37</text:p>
      <text:p text:style-name="Standard">In matplotlib, data needs to conform to NumPy arrays. </text:p>
      <text:p text:style-name="Standard">But pandas is built on top of NumPy data points, so </text:p>
      <text:p text:style-name="Standard">this is as easy as projecting the column that we're interested in.</text:p>
      <text:p text:style-name="Standard"><text:bookmark text:name="button-label-391"/>Play video starting at :2:49 and follow transcript2:49</text:p>
      <text:p text:style-name="Standard">Finally, we set the whis parameter to be the range. </text:p>
      <text:p text:style-name="Standard">This tells the box plot to set the whisker values all the way out to the minimum and </text:p>
      <text:p text:style-name="Standard">maximum values. </text:p>
      <text:p text:style-name="Standard">Also, I am going to assign the output of the box plot function to a variable, </text:p>
      <text:p text:style-name="Standard">which is just an underscore.</text:p>
      <text:p text:style-name="Standard"><text:bookmark text:name="button-label-441"/>Play video starting at :3:5 and follow transcript3:05</text:p>
      <text:p text:style-name="Standard">Now this is either horrendous or beautiful, depending on who you are. </text:p>
      <text:p text:style-name="Standard">You see, underscore is actually a legal name for a variable on Python. </text:p>
      <text:p text:style-name="Standard">But it's also completely uninformative.</text:p>
      <text:p text:style-name="Standard"><text:bookmark text:name="button-label-471"/>Play video starting at :3:16 and follow transcript3:16</text:p>
      <text:p text:style-name="Standard">It's common practice by some to use an underscore when unpacking values which you </text:p>
      <text:p text:style-name="Standard">don't care about and won't use later.</text:p>
      <text:p text:style-name="Standard"><text:bookmark text:name="button-label-49"/>Play video starting at :3:24 and follow transcript3:24</text:p>
      <text:p text:style-name="Standard">I am using it here because if we don't assign the return value of plotting </text:p>
      <text:p text:style-name="Standard">function to a variable, </text:p>
      <text:p text:style-name="Standard">the Jupiter Notebook will assume that we wanted to print that output.</text:p>
      <text:p text:style-name="Standard"><text:bookmark text:name="button-label-521"/>Play video starting at :3:33 and follow transcript3:33</text:p>
      <text:p text:style-name="Standard">Since plotting functions return a list of all of the artists plotted, </text:p>
      <text:p text:style-name="Standard">this would really muddy up our display. </text:p>
      <text:p text:style-name="Standard">It's up to you whether you want to use this underscore pattern or </text:p>
      <text:p text:style-name="Standard">not in your own code.</text:p>
      <text:p text:style-name="Standard"><text:bookmark text:name="button-label-56"/>Play video starting at :3:44 and follow transcript3:44</text:p>
      <text:p text:style-name="Standard">Great, this gives us a basic box plot.</text:p>
      <text:p text:style-name="Standard"><text:bookmark text:name="button-label-571"/>Play video starting at :3:47 and follow transcript3:47</text:p>
      <text:p text:style-name="Standard">Now let's add the other two samples to it. </text:p>
      <text:p text:style-name="Standard">Unfortunately we can't just pass a whole pandas data frame to matplotlib. </text:p>
      <text:p text:style-name="Standard">Instead we need to pull out each column and send them in as a list of values. </text:p>
      <text:p text:style-name="Standard">All right, that gives us our three distributions. </text:p>
      <text:p text:style-name="Standard">Now, we didn't normalize the scale, so that's a little wonky. </text:p>
      <text:p text:style-name="Standard">But if we look at the gamma distribution, for instance, </text:p>
      <text:p text:style-name="Standard">we see the tail of it is very, very long. </text:p>
      <text:p text:style-name="Standard">So the maximum values are very far out.</text:p>
      <text:p text:style-name="Standard"><text:bookmark text:name="button-label-65"/>Play video starting at :4:15 and follow transcript4:15</text:p>
      <text:p text:style-name="Standard">Let's take a look at this by itself in a histogram.</text:p>
      <text:p text:style-name="Standard"><text:bookmark text:name="button-label-661"/>Play video starting at :4:26 and follow transcript4:26</text:p>
      <text:p text:style-name="Standard">Interesting, we see it starts at a moderate level, spikes up, </text:p>
      <text:p text:style-name="Standard">then drops off much more gradually and does indeed have a very long tail.</text:p>
      <text:p text:style-name="Standard"><text:bookmark text:name="button-label-68"/>Play video starting at :4:34 and follow transcript4:34</text:p>
      <text:p text:style-name="Standard">Let's add this to our box plot. </text:p>
      <text:p text:style-name="Standard">Curiosity and to demonstrate something called inset axes.</text:p>
      <text:p text:style-name="Standard"><text:bookmark text:name="button-label-701"/>Play video starting at :4:41 and follow transcript4:41</text:p>
      <text:p text:style-name="Standard">Recall that we have one figure with one subplot. </text:p>
      <text:p text:style-name="Standard">Since we didn't do anything fancy with subplots, </text:p>
      <text:p text:style-name="Standard"><text:soft-page-break/>that means we only have one axes object.</text:p>
      <text:p text:style-name="Standard"><text:bookmark text:name="button-label-731"/>Play video starting at :4:48 and follow transcript4:48</text:p>
      <text:p text:style-name="Standard">We can actually overlay an axes on top of another within a figure. </text:p>
      <text:p text:style-name="Standard">Now, this functionality isn't in the basic matplotlib space, but </text:p>
      <text:p text:style-name="Standard">it's in the toolkits, which tend to ship with matplotlib. </text:p>
      <text:p text:style-name="Standard">There are several different toolkits available, and </text:p>
      <text:p text:style-name="Standard">while they tend to be packaged, they aren't considered core.</text:p>
      <text:p text:style-name="Standard"><text:bookmark text:name="button-label-781"/>Play video starting at :5:7 and follow transcript5:07</text:p>
      <text:p text:style-name="Standard">The toolkit that we're going to use is called the axes grid, </text:p>
      <text:p text:style-name="Standard">and we import it from the mpl_toolkits.axes_grid1.inset_locator.</text:p>
      <text:p text:style-name="Standard"><text:bookmark text:name="button-label-80"/>Play video starting at :5:19 and follow transcript5:19</text:p>
      <text:p text:style-name="Standard">We create a new figure and we put up our box plot.</text:p>
      <text:p text:style-name="Standard"><text:bookmark text:name="button-label-811"/>Play video starting at :5:29 and follow transcript5:29</text:p>
      <text:p text:style-name="Standard">Then we just call the inset locator and pass it the current axes object we want </text:p>
      <text:p text:style-name="Standard">composition on top of, followed by the size of our new axis. </text:p>
      <text:p text:style-name="Standard">And we can specify this as both a width and </text:p>
      <text:p text:style-name="Standard">a height in percentage from the parent axes. </text:p>
      <text:p text:style-name="Standard">Then we give it a number from the place in which we wanted to drop the new axes.</text:p>
      <text:p text:style-name="Standard"><text:bookmark text:name="button-label-86"/>Play video starting at :5:49 and follow transcript5:49</text:p>
      <text:p text:style-name="Standard">This isn't quite as flexible as with grid spec where we're essentially trying to </text:p>
      <text:p text:style-name="Standard">connect the plot to one of ten different locations.</text:p>
      <text:p text:style-name="Standard"><text:bookmark text:name="button-label-881"/>Play video starting at :5:56 and follow transcript5:56</text:p>
      <text:p text:style-name="Standard">I'll put in position two here, </text:p>
      <text:p text:style-name="Standard">which will place the axes in the upper left of the figure. </text:p>
      <text:p text:style-name="Standard">Then we just push a histogram to that axes and it behaves as we would expect.</text:p>
      <text:p text:style-name="Standard"><text:bookmark text:name="button-label-91"/>Play video starting at :6:8 and follow transcript6:08</text:p>
      <text:p text:style-name="Standard">We've a little clash on the yaxis but </text:p>
      <text:p text:style-name="Standard">that's easy enough to flip on the inset plot. </text:p>
      <text:p text:style-name="Standard">We just access the yaxis of the plot and call tick_right. </text:p>
      <text:p text:style-name="Standard">And there we are. </text:p>
      <text:p text:style-name="Standard">An inset plot showing a distribution as a histogram layered on top of a box plot.</text:p>
      <text:p text:style-name="Standard"><text:bookmark text:name="button-label-961"/>Play video starting at :6:25 and follow transcript6:25</text:p>
      <text:p text:style-name="Standard">Now, the box plot has a few more functions which are worth investigating before we </text:p>
      <text:p text:style-name="Standard">finish this lecture off.</text:p>
      <text:p text:style-name="Standard"><text:bookmark text:name="button-label-981"/>Play video starting at :6:31 and follow transcript6:31</text:p>
      <text:p text:style-name="Standard">First, if you don't supply the whis argument, </text:p>
      <text:p text:style-name="Standard">the whiskers actually only go out to halfway between the interquartile range.</text:p>
      <text:p text:style-name="Standard"><text:bookmark text:name="button-label-1001"/>Play video starting at :6:39 and follow transcript6:39</text:p>
      <text:p text:style-name="Standard">You can figure that out through the top of the box minus the bottom of the box and </text:p>
      <text:p text:style-name="Standard">times that value by 1.5.</text:p>
      <text:p text:style-name="Standard"><text:bookmark text:name="button-label-1021"/>Play video starting at :6:45 and follow transcript6:45</text:p>
      <text:p text:style-name="Standard">This is one method of detecting outliers. </text:p>
      <text:p text:style-name="Standard">And the points which are plotted beyond the whiskers are called fliers.</text:p>
      <text:p text:style-name="Standard"><text:bookmark text:name="button-label-104"/>Play video starting at :6:52 and follow transcript6:52</text:p>
      <text:p text:style-name="Standard">You can see how this method of outlier detection differs with respect to our </text:p>
      <text:p text:style-name="Standard">three distributions.</text:p>
      <text:p text:style-name="Standard"><text:bookmark text:name="button-label-106"/>Play video starting at :7: and follow transcript7:00</text:p>
      <text:p text:style-name="Standard">You can also plot the confidence interval in a couple of different ways on the data. </text:p>
      <text:p text:style-name="Standard">The most common is to add notches to the box plot representing the 95% confidence </text:p>
      <text:p text:style-name="Standard">interval of the data and there are lots of other ways to customize the box plot.</text:p>
      <text:p text:style-name="Standard"><text:bookmark text:name="button-label-109"/>Play video starting at :7:14 and follow transcript7:14</text:p>
      <text:p text:style-name="Standard">The box plot is one of the more common plots that you might use as </text:p>
      <text:p text:style-name="Standard"><text:soft-page-break/>a data scientist.</text:p>
      <text:p text:style-name="Standard"><text:bookmark text:name="button-label-111"/>Play video starting at :7:19 and follow transcript7:19</text:p>
      <text:p text:style-name="Standard">And matplotlib has significant support for different kinds of box plots.</text:p>
      <text:p text:style-name="Standard"><text:bookmark text:name="button-label-112"/>Play video starting at :7:24 and follow transcript7:24</text:p>
      <text:p text:style-name="Standard">Here the matplotlib documentation is key. </text:p>
      <text:p text:style-name="Standard">You can find links in the course resources to the API, </text:p>
      <text:p text:style-name="Standard">which describes the box plot functionality.</text:p>
      <text:p text:style-name="Standard"><text:bookmark text:name="button-label-1151"/>Play video starting at :7:34 and follow transcript7:34</text:p>
      <text:p text:style-name="Standard">I've got one more plot to show you. </text:p>
      <text:p text:style-name="Standard">A two dimensional histogram which is better known as a heat map. </text:p>
      <text:p text:style-name="Standard">Then we'll look at a couple more advance features of matplotlib. </text:p>
      <text:p text:style-name="Standard">And I'll see you in the next lecture.</text:p>
      <text:p text:style-name="Standard"/>
      <text:p text:style-name="P4">HEATMAPS</text:p>
      <text:p text:style-name="Standard">Heatmaps are a way to visualize three-dimensional data and </text:p>
      <text:p text:style-name="Standard">to take advantage of spatial proximity of those dimensions.</text:p>
      <text:p text:style-name="Standard"><text:bookmark text:name="button-label-3"/>Play video starting at ::16 and follow transcript0:16</text:p>
      <text:p text:style-name="Standard">Now, I honestly didn't think I would include heatmaps in this course. </text:p>
      <text:p text:style-name="Standard">I've seen enough bad heatmaps to last me a lifetime. </text:p>
      <text:p text:style-name="Standard">The problem is heatmaps are really quite powerful when you have the right data. </text:p>
      <text:p text:style-name="Standard">Weather data is a great example. </text:p>
      <text:p text:style-name="Standard">You have two dimensions, latitude and longitude, </text:p>
      <text:p text:style-name="Standard">and then we can overlay on top of this a third dimension, say, </text:p>
      <text:p text:style-name="Standard">temperature or rainfall amounts and use color to indicate its intensity.</text:p>
      <text:p text:style-name="Standard"><text:bookmark text:name="button-label-108"/>Play video starting at ::40 and follow transcript0:40</text:p>
      <text:p text:style-name="Standard">Here's another good example. </text:p>
      <text:p text:style-name="Standard">This time from the Australian Transportation Safety Bureau. </text:p>
      <text:p text:style-name="Standard">And actually on the Wikipedia page for Heatmaps, it shows the path of an airline, </text:p>
      <text:p text:style-name="Standard">Malaysian Airlines 370, which went missing in 2014. </text:p>
      <text:p text:style-name="Standard">On top of the flight path is a heatmap showing the probability of the plane if it </text:p>
      <text:p text:style-name="Standard">had crashed. </text:p>
      <text:p text:style-name="Standard">This probability is also displayed as a continuous value, with cool colors, </text:p>
      <text:p text:style-name="Standard">blues, being used for low probabilities and </text:p>
      <text:p text:style-name="Standard">hot or warm colors, reds, being used for high probability.</text:p>
      <text:p text:style-name="Standard"><text:bookmark text:name="button-label-191"/>Play video starting at :1:13 and follow transcript1:13</text:p>
      <text:p text:style-name="Standard">So heatmaps aren't all bad. </text:p>
      <text:p text:style-name="Standard">But where they break down is when there's no continuous relationship </text:p>
      <text:p text:style-name="Standard">between dimensions. </text:p>
      <text:p text:style-name="Standard">Using a heatmap for categorical data, for instance, is just plain wrong. </text:p>
      <text:p text:style-name="Standard">It misleads the viewer into looking for patterns and </text:p>
      <text:p text:style-name="Standard">ordering through spatial proximity. </text:p>
      <text:p text:style-name="Standard">And any such patterns would be purely spurious.</text:p>
      <text:p text:style-name="Standard"><text:bookmark text:name="button-label-26"/>Play video starting at :1:35 and follow transcript1:35</text:p>
      <text:p text:style-name="Standard">Okay, now you've have the lecture, let's talk about the techniques. </text:p>
      <text:p text:style-name="Standard">In matplotlib, a heatmap is simply a two-dimensional histogram where the x and </text:p>
      <text:p text:style-name="Standard">the y values indicate potential points and </text:p>
      <text:p text:style-name="Standard">the color plotted is the frequency of the observation.</text:p>
      <text:p text:style-name="Standard"><text:bookmark text:name="button-label-30"/>Play video starting at :1:50 and follow transcript1:50</text:p>
      <text:p text:style-name="Standard">Earlier, we talked about different statistical distributions and </text:p>
      <text:p text:style-name="Standard">they work well for this demonstration. </text:p>
      <text:p text:style-name="Standard">In fact, let's redo our subplots where we showed a scatter plot and </text:p>
      <text:p text:style-name="Standard">two histograms, one for each dimension.</text:p>
      <text:p text:style-name="Standard"><text:bookmark text:name="button-label-34"/><text:soft-page-break/>Play video starting at :2:2 and follow transcript2:02</text:p>
      <text:p text:style-name="Standard">In that we define Y values to come from the normal distribution and </text:p>
      <text:p text:style-name="Standard">X values to come from a random distribution.</text:p>
      <text:p text:style-name="Standard"><text:bookmark text:name="button-label-361"/>Play video starting at :2:9 and follow transcript2:09</text:p>
      <text:p text:style-name="Standard">To plot this as a two-dimensional histogram, </text:p>
      <text:p text:style-name="Standard">we just pass it to the hist2d function.</text:p>
      <text:p text:style-name="Standard"><text:bookmark text:name="button-label-381"/>Play video starting at :2:22 and follow transcript2:22</text:p>
      <text:p text:style-name="Standard">See how the edge colors on the top and the bottom are very dark purple, </text:p>
      <text:p text:style-name="Standard">while there are greens and yellows in the middle horizon of the image.</text:p>
      <text:p text:style-name="Standard"><text:bookmark text:name="button-label-401"/>Play video starting at :2:30 and follow transcript2:30</text:p>
      <text:p text:style-name="Standard">Now we talked a bit about what happens when you increase or </text:p>
      <text:p text:style-name="Standard">decrease the number of bins with regular histograms. </text:p>
      <text:p text:style-name="Standard">But how do you think this changes when using heatmaps?</text:p>
      <text:p text:style-name="Standard"><text:bookmark text:name="button-label-431"/>Play video starting at :2:43 and follow transcript2:43</text:p>
      <text:p text:style-name="Standard">You see, as you increase the bins you get the same effect. </text:p>
      <text:p text:style-name="Standard">Every data point starts to fall into its own category.</text:p>
      <text:p text:style-name="Standard"><text:bookmark text:name="button-label-451"/>Play video starting at :2:50 and follow transcript2:50</text:p>
      <text:p text:style-name="Standard">So you get a more clear picture. </text:p>
      <text:p text:style-name="Standard">But everything eventually is just one color since every data point </text:p>
      <text:p text:style-name="Standard">ends up being unique.</text:p>
      <text:p text:style-name="Standard"><text:bookmark text:name="button-label-48"/>Play video starting at :2:59 and follow transcript2:59</text:p>
      <text:p text:style-name="Standard">Now a legend is important and heatmaps are no different. </text:p>
      <text:p text:style-name="Standard">When using the pyplot scripting layer, </text:p>
      <text:p text:style-name="Standard">this is as easy as calling the pyplot colorbar function. </text:p>
      <text:p text:style-name="Standard">Be warned though, </text:p>
      <text:p text:style-name="Standard">there's lots of accounting and bookkeeping happening there under the hood.</text:p>
      <text:p text:style-name="Standard"><text:bookmark text:name="button-label-531"/>Play video starting at :3:15 and follow transcript3:15</text:p>
      <text:p text:style-name="Standard">In fact, pyplot is finding the current rendered image, </text:p>
      <text:p text:style-name="Standard">generating the colorbar, resizing the existing axes and </text:p>
      <text:p text:style-name="Standard">using gridspec to add a new axes the size of the colorbar. </text:p>
      <text:p text:style-name="Standard">It's quite a bit of bookkeeping. </text:p>
      <text:p text:style-name="Standard">And that's all there is to this though. </text:p>
      <text:p text:style-name="Standard">Now that you've seen this data in two different ways, a heatmap, </text:p>
      <text:p text:style-name="Standard">where you have an X, a Y, and a color dimension, and </text:p>
      <text:p text:style-name="Standard">a scatterplot, where you have two histograms, one for each axis.</text:p>
      <text:p text:style-name="Standard"><text:bookmark text:name="button-label-611"/>Play video starting at :3:40 and follow transcript3:40</text:p>
      <text:p text:style-name="Standard">So which of these approaches do you see yourself using </text:p>
      <text:p text:style-name="Standard">when you have density graphs that you want to share with others?</text:p>
      <text:p text:style-name="Standard"/>
      <text:p text:style-name="P5">ANIMATION</text:p>
      <text:p text:style-name="Standard">So far we focused on static images, but matplotlib does have some support for </text:p>
      <text:p text:style-name="Standard">both animation and interactivity. </text:p>
      <text:p text:style-name="Standard">We call this the backend that renders the plot to the stream. </text:p>
      <text:p text:style-name="Standard">Animation and interactivity heavily depend on support from this backend layer. </text:p>
      <text:p text:style-name="Standard">And using a backend like the image png1 doesn't provide this. </text:p>
      <text:p text:style-name="Standard">However, the NBN backend or the matplotlib notebook magic function does provide for </text:p>
      <text:p text:style-name="Standard">some interactivity, so we can leverage that here.</text:p>
      <text:p text:style-name="Standard"><text:bookmark text:name="button-label-8"/>Play video starting at ::38 and follow transcript0:38</text:p>
      <text:p text:style-name="Standard">The Maplotlib.animation module contains important helpers for building animations.</text:p>
      <text:p text:style-name="Standard"><text:bookmark text:name="button-label-9"/>Play video starting at ::45 and follow transcript0:45</text:p>
      <text:p text:style-name="Standard">For our discussion, the important object here is to call FuncAnimation. </text:p>
      <text:p text:style-name="Standard">And it builds an animation by iteratively calling a function which you define. </text:p>
      <text:p text:style-name="Standard"><text:soft-page-break/>Essentially, your function will either clear the axis object and </text:p>
      <text:p text:style-name="Standard">redraw the next frame, which you want users to see or </text:p>
      <text:p text:style-name="Standard">will return a list of objects which need to be redrawn.</text:p>
      <text:p text:style-name="Standard"><text:bookmark text:name="button-label-141"/>Play video starting at :1:6 and follow transcript1:06</text:p>
      <text:p text:style-name="Standard">Let's see an example. </text:p>
      <text:p text:style-name="Standard">First, let's import the animation module.</text:p>
      <text:p text:style-name="Standard"><text:bookmark text:name="button-label-16"/>Play video starting at :1:11 and follow transcript1:11</text:p>
      <text:p text:style-name="Standard">Next, let's define a cut-off for our animation.</text:p>
      <text:p text:style-name="Standard"><text:bookmark text:name="button-label-171"/>Play video starting at :1:16 and follow transcript1:16</text:p>
      <text:p text:style-name="Standard">I'd like to show you how the histogram is built from one sample through 100 samples. </text:p>
      <text:p text:style-name="Standard">So let's set our cut off to 100 then randomly pick 100 numbers and </text:p>
      <text:p text:style-name="Standard">put them into a variable.</text:p>
      <text:p text:style-name="Standard"><text:bookmark text:name="button-label-20"/>Play video starting at :1:28 and follow transcript1:28</text:p>
      <text:p text:style-name="Standard">Okay, next we want to actually create a function which will do the plotting. </text:p>
      <text:p text:style-name="Standard">We'll call this function update. </text:p>
      <text:p text:style-name="Standard">Now the matplotlib FuncAnimation object is going to call this every few milliseconds </text:p>
      <text:p text:style-name="Standard">and pass in the frame number we are on starting with frame zero. </text:p>
      <text:p text:style-name="Standard">So we can use this is as the index into our array values, which we called x.</text:p>
      <text:p text:style-name="Standard"><text:bookmark text:name="button-label-25"/>Play video starting at :1:49 and follow transcript1:49</text:p>
      <text:p text:style-name="Standard">The very first thing we want to do is see if the current frame </text:p>
      <text:p text:style-name="Standard">is at the end of our list. </text:p>
      <text:p text:style-name="Standard">If so, we need to tell the animation to stop. </text:p>
      <text:p text:style-name="Standard">We do this by calling the stop object on the event source object attached </text:p>
      <text:p text:style-name="Standard">to the FuncAnimation object.</text:p>
      <text:p text:style-name="Standard"><text:bookmark text:name="button-label-301"/>Play video starting at :2:3 and follow transcript2:03</text:p>
      <text:p text:style-name="Standard">We're going to call our animation a. </text:p>
      <text:p text:style-name="Standard">So, I'll just use that here. </text:p>
      <text:p text:style-name="Standard">I didn't know we can just drop plot as per normal. </text:p>
      <text:p text:style-name="Standard">So lets first clear the current axis with cla, </text:p>
      <text:p text:style-name="Standard">then create a histogram using a set of value in the x up to the current value. </text:p>
      <text:p text:style-name="Standard">Slicing is great for this. </text:p>
      <text:p text:style-name="Standard">Now we also need to consider the bins. </text:p>
      <text:p text:style-name="Standard">Previously we just passed a single number in for the bins eg 10 or 100.</text:p>
      <text:p text:style-name="Standard"><text:bookmark text:name="button-label-382"/>Play video starting at :2:30 and follow transcript2:30</text:p>
      <text:p text:style-name="Standard">But we can also pass in the spacing in between bins.</text:p>
      <text:p text:style-name="Standard"><text:bookmark text:name="button-label-392"/>Play video starting at :2:34 and follow transcript2:34</text:p>
      <text:p text:style-name="Standard">Since we want all of our bins set and evenly spaced, because we're redrawing </text:p>
      <text:p text:style-name="Standard">the animation in each clock tick, we can use the NumPy arange function. </text:p>
      <text:p text:style-name="Standard">This will ensure that the bins don't change. </text:p>
      <text:p text:style-name="Standard">We use the balance of minus 4 to plus 4, in half-step increments.</text:p>
      <text:p text:style-name="Standard"><text:bookmark text:name="button-label-432"/>Play video starting at :2:52 and follow transcript2:52</text:p>
      <text:p text:style-name="Standard">We also need to set the axis values since otherwise, </text:p>
      <text:p text:style-name="Standard">the histogram will continually autoscale between frames which could be annoying. </text:p>
      <text:p text:style-name="Standard">So I'll just hard code some values here, often the bin sizes and use 30 as an x and </text:p>
      <text:p text:style-name="Standard">a couple of labels and titles to make the chart look a little better.</text:p>
      <text:p text:style-name="Standard"><text:bookmark text:name="button-label-472"/>Play video starting at :3:10 and follow transcript3:10</text:p>
      <text:p text:style-name="Standard">Finally, let me show you another text function called annotate.</text:p>
      <text:p text:style-name="Standard"><text:bookmark text:name="button-label-481"/>Play video starting at :3:14 and follow transcript3:14</text:p>
      <text:p text:style-name="Standard">This places text at a certain position in the chart and </text:p>
      <text:p text:style-name="Standard">we'll use it to show how many samples are currently being rendered to the screen.</text:p>
      <text:p text:style-name="Standard"><text:bookmark text:name="button-label-501"/>Play video starting at :3:22 and follow transcript3:22</text:p>
      <text:p text:style-name="Standard">Now let's just generate a new figure, then call the FuncAnimation constructor and </text:p>
      <text:p text:style-name="Standard"><text:soft-page-break/>we'll assign this to variable a.</text:p>
      <text:p text:style-name="Standard"><text:bookmark text:name="button-label-522"/>Play video starting at :3:29 and follow transcript3:29</text:p>
      <text:p text:style-name="Standard">The first parameter is the figure that we're working with. </text:p>
      <text:p text:style-name="Standard">This isn't so important here, </text:p>
      <text:p text:style-name="Standard">since we're using the pipe plot scripting interface to manage the figure. </text:p>
      <text:p text:style-name="Standard">Then the name of our function and then the amount of time we want between updates. </text:p>
      <text:p text:style-name="Standard">Let's set this to 100 milliseconds.</text:p>
      <text:p text:style-name="Standard"><text:bookmark text:name="button-label-572"/>Play video starting at :3:45 and follow transcript3:45</text:p>
      <text:p text:style-name="Standard">Also, remember that we have to set this to variable a. </text:p>
      <text:p text:style-name="Standard">Otherwise, our function isn't going to know how to stop the animation.</text:p>
      <text:p text:style-name="Standard"><text:bookmark text:name="button-label-59"/>Play video starting at :3:52 and follow transcript3:52</text:p>
      <text:p text:style-name="Standard">There we go. </text:p>
      <text:p text:style-name="Standard">A nice example of how sampling from a distribution an be used with an animation.</text:p>
      <text:p text:style-name="Standard"><text:bookmark text:name="button-label-612"/>Play video starting at :4:1 and follow transcript4:01</text:p>
      <text:p text:style-name="Standard">FuncAnimation like most of the other classes in the animation package is </text:p>
      <text:p text:style-name="Standard">a subclass of the animation object. </text:p>
      <text:p text:style-name="Standard">The animation object has a handy safe function, </text:p>
      <text:p text:style-name="Standard">which allows you to write the animation to a file. </text:p>
      <text:p text:style-name="Standard">This requires additional third party library such as </text:p>
      <text:p text:style-name="Standard">FFM page which can take a bit to install and set up. </text:p>
      <text:p text:style-name="Standard">But the result is that you can fairly easily export your animations directly </text:p>
      <text:p text:style-name="Standard">from the Jupiter Web programming environment. </text:p>
      <text:p text:style-name="Standard">A figure animation with four sub-plots, one for each kind of distribution we might </text:p>
      <text:p text:style-name="Standard">be interested in understanding, could be pretty neat. </text:p>
      <text:p text:style-name="Standard">We could plot the samples for the normal distribution in one, for a gamma </text:p>
      <text:p text:style-name="Standard">distribution in another, and then maybe a couple of paramaterized distributions </text:p>
      <text:p text:style-name="Standard">like the normal distribution with different levels of standard deviation. </text:p>
      <text:p text:style-name="Standard">This would be a great way to practice the skills that you've learned in this module, </text:p>
      <text:p text:style-name="Standard">as it would require that you manage multiple sub-plots within an animation </text:p>
      <text:p text:style-name="Standard">using histograms.</text:p>
      <text:p text:style-name="Standard"><text:bookmark text:name="button-label-77"/>Play video starting at :5: and follow transcript5:00</text:p>
      <text:p text:style-name="Standard">In the next lecture, we'll dig into this event framework a bit more and </text:p>
      <text:p text:style-name="Standard">look at the interactivity.</text:p>
      <text:p text:style-name="Standard"/>
      <text:p text:style-name="P6">INTERACTIVITY</text:p>
      <text:p text:style-name="Standard">Interactivity and animation are very similar in Matplotlib. </text:p>
      <text:p text:style-name="Standard">For interactivity though, we have to head down to the artist layer a bit more. </text:p>
      <text:p text:style-name="Standard">In particular, we have to reference the canvas object of the current figure.</text:p>
      <text:p text:style-name="Standard"><text:bookmark text:name="button-label-46"/>Play video starting at ::21 and follow transcript0:21</text:p>
      <text:p text:style-name="Standard">The canvas object handles all of the drawing events and </text:p>
      <text:p text:style-name="Standard">it's tightly connected with a given back end.</text:p>
      <text:p text:style-name="Standard"><text:bookmark text:name="button-label-64"/>Play video starting at ::27 and follow transcript0:27</text:p>
      <text:p text:style-name="Standard">If event listening is something you're not familiar with, </text:p>
      <text:p text:style-name="Standard">it can be a bit of a tough concept to grasp. </text:p>
      <text:p text:style-name="Standard">For decades, computers have had abstract methods for </text:p>
      <text:p text:style-name="Standard">doing multiple things at once and now with multiprocessing and multi-core machines, </text:p>
      <text:p text:style-name="Standard">there's actually physical ways Is to do many thing at once.</text:p>
      <text:p text:style-name="Standard"><text:bookmark text:name="button-label-114"/>Play video starting at ::43 and follow transcript0:43</text:p>
      <text:p text:style-name="Standard">But even before that, </text:p>
      <text:p text:style-name="Standard">the abstraction news was largely focused on the notion of events.</text:p>
      <text:p text:style-name="Standard"><text:bookmark text:name="button-label-131"/>Play video starting at ::50 and follow transcript0:50</text:p>
      <text:p text:style-name="Standard">Moving a mouse pointer for instance would create an event, clicking will create </text:p>
      <text:p text:style-name="Standard"><text:soft-page-break/>an event, pressing on keys on the keyboard would create an event. </text:p>
      <text:p text:style-name="Standard">And this didn't only happen at the hardware level such as IRQ interrupts but </text:p>
      <text:p text:style-name="Standard">at the software level as well. </text:p>
      <text:p text:style-name="Standard">In fact, event driven programming has infiltrated most of the ways computer </text:p>
      <text:p text:style-name="Standard">programmers regularly engage with software. </text:p>
      <text:p text:style-name="Standard">From HTML and JavaScript, down to lower level C code.</text:p>
      <text:p text:style-name="Standard"><text:bookmark text:name="button-label-201"/>Play video starting at :1:17 and follow transcript1:17</text:p>
      <text:p text:style-name="Standard">You can think of an event as a piece of data which is associated with </text:p>
      <text:p text:style-name="Standard">a function call. </text:p>
      <text:p text:style-name="Standard">And when the event happens, the software environment, in our case this is </text:p>
      <text:p text:style-name="Standard">Matplotlibs backend, will call the function with the relevant data.</text:p>
      <text:p text:style-name="Standard"><text:bookmark text:name="button-label-24"/>Play video starting at :1:30 and follow transcript1:30</text:p>
      <text:p text:style-name="Standard">Let's look at a trivial example.</text:p>
      <text:p text:style-name="Standard"><text:bookmark text:name="button-label-251"/>Play video starting at :1:33 and follow transcript1:33</text:p>
      <text:p text:style-name="Standard">We'll create a new figure and plot some random data to it.</text:p>
      <text:p text:style-name="Standard"><text:bookmark text:name="button-label-261"/>Play video starting at :1:37 and follow transcript1:37</text:p>
      <text:p text:style-name="Standard">Then we'll create a new function called onclick. </text:p>
      <text:p text:style-name="Standard">And this takes one parameter, which is the event object. </text:p>
      <text:p text:style-name="Standard">So what's in an event object? </text:p>
      <text:p text:style-name="Standard">Well, that depends on the type of the event. </text:p>
      <text:p text:style-name="Standard">Here we're going to deal with mouse events. </text:p>
      <text:p text:style-name="Standard">And they have both an x and </text:p>
      <text:p text:style-name="Standard">a y value as far as the location of the mouse in pixels on the canvas. </text:p>
      <text:p text:style-name="Standard">As well as an x and </text:p>
      <text:p text:style-name="Standard">a y values first location of the mouse relative to our data and axis.</text:p>
      <text:p text:style-name="Standard"><text:bookmark text:name="button-label-351"/>Play video starting at :2:3 and follow transcript2:03</text:p>
      <text:p text:style-name="Standard">So for our onclick we'll clear the current axis then plot our data </text:p>
      <text:p text:style-name="Standard">then set the title of the plot to be variance location of the mouse.</text:p>
      <text:p text:style-name="Standard"><text:bookmark text:name="button-label-371"/>Play video starting at :2:12 and follow transcript2:12</text:p>
      <text:p text:style-name="Standard">Finally, we have to connect this events to an event listener and </text:p>
      <text:p text:style-name="Standard">this process is usually called wiring it up. </text:p>
      <text:p text:style-name="Standard">In this case very easy, get the current figure and </text:p>
      <text:p text:style-name="Standard">its canvas subject then call the mpl_connect function. </text:p>
      <text:p text:style-name="Standard">Passing in the string for button_press_event as well as </text:p>
      <text:p text:style-name="Standard">reference to the function onclick, which will be call when the event is detected.</text:p>
      <text:p text:style-name="Standard"><text:bookmark text:name="button-label-433"/>Play video starting at :2:35 and follow transcript2:35</text:p>
      <text:p text:style-name="Standard">Now when we click on our plot we see the most information printed to the title.</text:p>
      <text:p text:style-name="Standard"><text:bookmark text:name="button-label-442"/>Play video starting at :2:41 and follow transcript2:41</text:p>
      <text:p text:style-name="Standard">The Matplotlib documentation describes the kinds of events you can listen from. </text:p>
      <text:p text:style-name="Standard">But whether they work or not, depends on the backend you're using, and </text:p>
      <text:p text:style-name="Standard">some backends are not interactive. </text:p>
      <text:p text:style-name="Standard">Button presses, key presses, scroll events and figuring axis enter and </text:p>
      <text:p text:style-name="Standard">leave events are almost common. </text:p>
      <text:p text:style-name="Standard">But the most important event for us is the pick event.</text:p>
      <text:p text:style-name="Standard"><text:bookmark text:name="button-label-502"/>Play video starting at :3:1 and follow transcript3:01</text:p>
      <text:p text:style-name="Standard">The pick event allows you to respond when the user is </text:p>
      <text:p text:style-name="Standard">actually clicked on a visual element in the figure.</text:p>
      <text:p text:style-name="Standard"><text:bookmark text:name="button-label-523"/>Play video starting at :3:8 and follow transcript3:08</text:p>
      <text:p text:style-name="Standard">Let's look at an example.</text:p>
      <text:p text:style-name="Standard"><text:bookmark text:name="button-label-533"/>Play video starting at :3:10 and follow transcript3:10</text:p>
      <text:p text:style-name="Standard">For this, I want to create a list of countries in randomized order. </text:p>
      <text:p text:style-name="Standard">We can do this with the shuffle function from the random module.</text:p>
      <text:p text:style-name="Standard"><text:bookmark text:name="button-label-55"/><text:soft-page-break/>Play video starting at :3:33 and follow transcript3:33</text:p>
      <text:p text:style-name="Standard">Then I'll create a new DataFrame with random values for height and weight, and </text:p>
      <text:p text:style-name="Standard">another column for origin.</text:p>
      <text:p text:style-name="Standard"><text:bookmark text:name="button-label-573"/>Play video starting at :3:48 and follow transcript3:48</text:p>
      <text:p text:style-name="Standard">Great, now we have some C data to play with.</text:p>
      <text:p text:style-name="Standard"><text:bookmark text:name="button-label-58"/>Play video starting at :3:51 and follow transcript3:51</text:p>
      <text:p text:style-name="Standard">Now we can create a scatterplot with the x and y values as the height and </text:p>
      <text:p text:style-name="Standard">weight respectively, pulling from the data frame.</text:p>
      <text:p text:style-name="Standard"><text:bookmark text:name="button-label-60"/>Play video starting at :3:59 and follow transcript3:59</text:p>
      <text:p text:style-name="Standard">Note that we've added a new argument here called picker and set it to 5. </text:p>
      <text:p text:style-name="Standard">This informs the Matplotlib backend that the mouse doesn't have to click directly </text:p>
      <text:p text:style-name="Standard">on a rendered object that can be up to 5 pixels away and </text:p>
      <text:p text:style-name="Standard">it should find the closest object. </text:p>
      <text:p text:style-name="Standard">What works for you depends on how you're rendering your charts. </text:p>
      <text:p text:style-name="Standard">With axis labeled, let's go render this.</text:p>
      <text:p text:style-name="Standard"><text:bookmark text:name="button-label-662"/>Play video starting at :4:21 and follow transcript4:21</text:p>
      <text:p text:style-name="Standard">Okay, nothing special with this chart yet but let's wired it up.</text:p>
      <text:p text:style-name="Standard"><text:bookmark text:name="button-label-67"/>Play video starting at :4:25 and follow transcript4:25</text:p>
      <text:p text:style-name="Standard">We'll create a function called onpick, which takes on an event. </text:p>
      <text:p text:style-name="Standard">This event is a pick event which has different data than the most event. </text:p>
      <text:p text:style-name="Standard">In particular, </text:p>
      <text:p text:style-name="Standard">it's got an index value which happens to correspond to our index and the dataframe.</text:p>
      <text:p text:style-name="Standard"><text:bookmark text:name="button-label-71"/>Play video starting at :4:39 and follow transcript4:39</text:p>
      <text:p text:style-name="Standard">Now Matplotlib isn't aware of the data frame but </text:p>
      <text:p text:style-name="Standard">it renders the data in the same order. </text:p>
      <text:p text:style-name="Standard">So we can use the data frame iloc indexer to pull out the origin information.</text:p>
      <text:p text:style-name="Standard"><text:bookmark text:name="button-label-74"/>Play video starting at :4:51 and follow transcript4:51</text:p>
      <text:p text:style-name="Standard">Now you can see that when you click on an item, </text:p>
      <text:p text:style-name="Standard">it renders the origin as we would expect.</text:p>
      <text:p text:style-name="Standard"><text:bookmark text:name="button-label-76"/>Play video starting at :4:57 and follow transcript4:57</text:p>
      <text:p text:style-name="Standard">And there we have it, a fairly straight forward example of </text:p>
      <text:p text:style-name="Standard">adding interactivity to your graphs and plots. </text:p>
      <text:p text:style-name="Standard">Now I'll be honest, this looks like very little code to write and </text:p>
      <text:p text:style-name="Standard">this lecture was pretty short but there is a lot of hunting through documentation and </text:p>
      <text:p text:style-name="Standard">forms that you have to do it in order to understand the details of the events which </text:p>
      <text:p text:style-name="Standard">are being passed around. </text:p>
      <text:p text:style-name="Standard">Pythons lack of static typing has an unfortunate side effect and </text:p>
      <text:p text:style-name="Standard">it matches the documentation for features like events is buried or miss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08:12:01.887243010</meta:creation-date>
    <dc:date>2021-03-27T07:59:21.204042610</dc:date>
    <meta:editing-duration>PT43M4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5" meta:paragraph-count="759" meta:word-count="7380" meta:character-count="42244" meta:non-whitespace-character-count="35193"/>
  </office:meta>
</office:document-meta>
</file>